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221560689" calcext:value-type="float">
            <text:p>99,72</text:p>
          </table:table-cell>
          <table:table-cell table:formula="of:=100 - SUM([.A2:.B2])" office:value-type="float" office:value="0.277843931099994" calcext:value-type="float">
            <text:p>0,2778439311</text:p>
          </table:table-cell>
          <table:table-cell/>
          <table:table-cell table:style-name="ce4" table:formula="of:=[.E18]+[.H18]" office:value-type="float" office:value="12562" calcext:value-type="float">
            <text:p>12562</text:p>
          </table:table-cell>
          <table:table-cell table:formula="of:=12597-[.E2]" office:value-type="float" office:value="35" calcext:value-type="float">
            <text:p>35</text:p>
          </table:table-cell>
          <table:table-cell office:value-type="float" office:value="0.0130550861359" calcext:value-type="float">
            <text:p>0,0130550861</text:p>
          </table:table-cell>
          <table:table-cell office:value-type="float" office:value="22.2287631035" calcext:value-type="float">
            <text:p>22,228763103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618480591" calcext:value-type="float">
            <text:p>99,76</text:p>
          </table:table-cell>
          <table:table-cell table:formula="of:=100 - SUM([.A3:.B3])" office:value-type="float" office:value="0.238151940899996" calcext:value-type="float">
            <text:p>0,2381519409</text:p>
          </table:table-cell>
          <table:table-cell/>
          <table:table-cell table:style-name="ce4" table:formula="of:=[.E19]+[.H19]"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0.0141580104828" calcext:value-type="float">
            <text:p>0,0141580105</text:p>
          </table:table-cell>
          <table:table-cell office:value-type="float" office:value="21.9681761265" calcext:value-type="float">
            <text:p>21,968176126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221560689" calcext:value-type="float">
            <text:p>99,72</text:p>
          </table:table-cell>
          <table:table-cell table:formula="of:=100 - SUM([.A4:.B4])" office:value-type="float" office:value="0.277843931099994" calcext:value-type="float">
            <text:p>0,2778439311</text:p>
          </table:table-cell>
          <table:table-cell/>
          <table:table-cell table:style-name="ce4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0.012601852417" calcext:value-type="float">
            <text:p>0,0126018524</text:p>
          </table:table-cell>
          <table:table-cell office:value-type="float" office:value="22.0198690891" calcext:value-type="float">
            <text:p>22,019869089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586488847" calcext:value-type="float">
            <text:p>99,66</text:p>
          </table:table-cell>
          <table:table-cell table:formula="of:=100 - SUM([.A5:.B5])" office:value-type="float" office:value="0.3413511153" calcext:value-type="float">
            <text:p>0,3413511153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29590034485" calcext:value-type="float">
            <text:p>0,0129590034</text:p>
          </table:table-cell>
          <table:table-cell office:value-type="float" office:value="22.0524020195" calcext:value-type="float">
            <text:p>22,052402019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983408748" calcext:value-type="float">
            <text:p>99,70</text:p>
          </table:table-cell>
          <table:table-cell table:formula="of:=100 - SUM([.A6:.B6])" office:value-type="float" office:value="0.301659125200004" calcext:value-type="float">
            <text:p>0,3016591252</text:p>
          </table:table-cell>
          <table:table-cell/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27928256989" calcext:value-type="float">
            <text:p>0,0127928257</text:p>
          </table:table-cell>
          <table:table-cell office:value-type="float" office:value="22.0487279892" calcext:value-type="float">
            <text:p>22,048727989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348336906" calcext:value-type="float">
            <text:p>99,63</text:p>
          </table:table-cell>
          <table:table-cell table:formula="of:=100 - SUM([.A7:.B7])" office:value-type="float" office:value="0.365166309399996" calcext:value-type="float">
            <text:p>0,3651663094</text:p>
          </table:table-cell>
          <table:table-cell/>
          <table:table-cell table:style-name="ce4" table:formula="of:=[.E23]+[.H23]"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0.013209104538" calcext:value-type="float">
            <text:p>0,0132091045</text:p>
          </table:table-cell>
          <table:table-cell office:value-type="float" office:value="21.9790480137" calcext:value-type="float">
            <text:p>21,979048013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745256807" calcext:value-type="float">
            <text:p>99,67</text:p>
          </table:table-cell>
          <table:table-cell table:formula="of:=100 - SUM([.A8:.B8])" office:value-type="float" office:value="0.3254743193" calcext:value-type="float">
            <text:p>0,3254743193</text:p>
          </table:table-cell>
          <table:table-cell/>
          <table:table-cell table:style-name="ce4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29690170288" calcext:value-type="float">
            <text:p>0,012969017</text:p>
          </table:table-cell>
          <table:table-cell office:value-type="float" office:value="22.0182688236" calcext:value-type="float">
            <text:p>22,018268823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formula="of:=100 - SUM([.A9:.B9])" office:value-type="float" office:value="0.309572948099998" calcext:value-type="float">
            <text:p>0,3095729481</text:p>
          </table:table-cell>
          <table:table-cell/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30341053009" calcext:value-type="float">
            <text:p>0,0130341053</text:p>
          </table:table-cell>
          <table:table-cell office:value-type="float" office:value="21.9200060368" calcext:value-type="float">
            <text:p>21,920006036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983648198" calcext:value-type="float">
            <text:p>99,70</text:p>
          </table:table-cell>
          <table:table-cell table:formula="of:=100 - SUM([.A10:.B10])" office:value-type="float" office:value="0.301635180199995" calcext:value-type="float">
            <text:p>0,3016351802</text:p>
          </table:table-cell>
          <table:table-cell/>
          <table:table-cell table:style-name="ce4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0.0128009319305" calcext:value-type="float">
            <text:p>0,0128009319</text:p>
          </table:table-cell>
          <table:table-cell office:value-type="float" office:value="21.9259808064" calcext:value-type="float">
            <text:p>21,925980806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221781235" calcext:value-type="float">
            <text:p>99,72</text:p>
          </table:table-cell>
          <table:table-cell table:formula="of:=100 - SUM([.A11:.B11])" office:value-type="float" office:value="0.277821876499999" calcext:value-type="float">
            <text:p>0,2778218765</text:p>
          </table:table-cell>
          <table:table-cell/>
          <table:table-cell table:style-name="ce4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0.0130920410156" calcext:value-type="float">
            <text:p>0,013092041</text:p>
          </table:table-cell>
          <table:table-cell office:value-type="float" office:value="21.9207000732" calcext:value-type="float">
            <text:p>21,920700073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793229" calcext:value-type="float">
            <text:p>99,6983479323</text:p>
          </table:table-cell>
          <table:table-cell table:formula="of:=AVERAGE([.C2:.C11])" office:value-type="float" office:value="0.301652067709998" calcext:value-type="float">
            <text:p>0,3016520677</text:p>
          </table:table-cell>
          <table:table-cell/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306719779969" calcext:value-type="float">
            <text:p>0,0130671978</text:p>
          </table:table-cell>
          <table:table-cell table:formula="of:=SUM([.H2:.H11])/10" office:value-type="float" office:value="22.00819420815" calcext:value-type="float">
            <text:p>22,008194208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08:13.022775238</meta:creation-date>
    <dc:date>2018-01-18T15:32:32.606865771</dc:date>
    <meta:editing-duration>PT3M58S</meta:editing-duration>
    <meta:editing-cycles>2</meta:editing-cycles>
    <meta:generator>LibreOffice/5.1.6.2$Linux_X86_64 LibreOffice_project/10m0$Build-2</meta:generator>
    <meta:document-statistic meta:table-count="1" meta:cell-count="165" meta:object-count="0"/>
  </office:meta>
</office:document-meta>
</file>